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2.872cm"/>
    </style:style>
    <style:style style:name="Tabelle1.B" style:family="table-column">
      <style:table-column-properties style:column-width="13.638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Contents_20_Heading">
      <style:paragraph-properties fo:break-before="page"/>
    </style:style>
    <style:style style:name="P5" style:family="paragraph" style:parent-style-name="Subtitle">
      <style:text-properties officeooo:rsid="0013d4e5" officeooo:paragraph-rsid="0013d4e5"/>
    </style:style>
    <style:style style:name="P6" style:family="paragraph" style:parent-style-name="Text_20_body">
      <style:text-properties officeooo:rsid="0013d4e5" officeooo:paragraph-rsid="0013d4e5"/>
    </style:style>
    <style:style style:name="P7" style:family="paragraph" style:parent-style-name="Text_20_body">
      <style:text-properties officeooo:rsid="0014c26e" officeooo:paragraph-rsid="0014c26e"/>
    </style:style>
    <style:style style:name="P8" style:family="paragraph" style:parent-style-name="Text_20_body">
      <style:text-properties officeooo:rsid="00171fe8" officeooo:paragraph-rsid="00171fe8"/>
    </style:style>
    <style:style style:name="P9" style:family="paragraph" style:parent-style-name="Text_20_body">
      <style:text-properties officeooo:rsid="00189d4b" officeooo:paragraph-rsid="00189d4b"/>
    </style:style>
    <style:style style:name="P10" style:family="paragraph" style:parent-style-name="Text_20_body">
      <style:text-properties officeooo:rsid="001ab417" officeooo:paragraph-rsid="001ab417"/>
    </style:style>
    <style:style style:name="P11" style:family="paragraph" style:parent-style-name="Text_20_body">
      <style:text-properties officeooo:rsid="001d102e" officeooo:paragraph-rsid="001d102e"/>
    </style:style>
    <style:style style:name="P12" style:family="paragraph" style:parent-style-name="Text_20_body">
      <style:text-properties officeooo:rsid="0024346d" officeooo:paragraph-rsid="0024346d"/>
    </style:style>
    <style:style style:name="P13" style:family="paragraph" style:parent-style-name="Text_20_body">
      <style:text-properties officeooo:rsid="00248106" officeooo:paragraph-rsid="00248106"/>
    </style:style>
    <style:style style:name="P14" style:family="paragraph" style:parent-style-name="Text_20_body">
      <style:text-properties officeooo:rsid="002c01fa" officeooo:paragraph-rsid="002c01fa"/>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able_20_Contents">
      <style:text-properties fo:font-size="11pt"/>
    </style:style>
    <style:style style:name="P18" style:family="paragraph" style:parent-style-name="Table_20_Contents">
      <style:text-properties fo:font-size="11pt" officeooo:rsid="001464a4" officeooo:paragraph-rsid="001464a4"/>
    </style:style>
    <style:style style:name="P19" style:family="paragraph" style:parent-style-name="Table_20_Contents">
      <style:text-properties fo:font-size="11pt" fo:font-weight="bold" officeooo:rsid="0013d4e5" officeooo:paragraph-rsid="0013d4e5" style:font-weight-asian="bold" style:font-weight-complex="bold"/>
    </style:style>
    <style:style style:name="P20" style:family="paragraph" style:parent-style-name="Table_20_Contents">
      <style:text-properties fo:font-size="11pt" fo:font-weight="bold" officeooo:rsid="001ef975" officeooo:paragraph-rsid="001ef975" style:font-weight-asian="bold" style:font-weight-complex="bold"/>
    </style:style>
    <style:style style:name="P21" style:family="paragraph" style:parent-style-name="Table_20_Contents">
      <style:text-properties fo:font-size="11pt" fo:font-weight="bold" officeooo:rsid="0021ed07" officeooo:paragraph-rsid="0021ed07" style:font-weight-asian="bold" style:font-weight-complex="bold"/>
    </style:style>
    <style:style style:name="P22" style:family="paragraph" style:parent-style-name="Table_20_Contents">
      <style:text-properties fo:font-size="11pt" fo:font-weight="bold" officeooo:rsid="0024346d" officeooo:paragraph-rsid="0024346d" style:font-weight-asian="bold" style:font-weight-complex="bold"/>
    </style:style>
    <style:style style:name="P23" style:family="paragraph" style:parent-style-name="Table_20_Contents">
      <style:text-properties fo:font-size="11pt" officeooo:rsid="002c01fa" officeooo:paragraph-rsid="002c01fa"/>
    </style:style>
    <style:style style:name="P24" style:family="paragraph" style:parent-style-name="Table_20_Contents">
      <style:text-properties fo:font-size="11pt" officeooo:rsid="0021ed07"/>
    </style:style>
    <style:style style:name="P25" style:family="paragraph" style:parent-style-name="Heading">
      <style:text-properties officeooo:rsid="001ef975" officeooo:paragraph-rsid="001ef975"/>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1ab417" officeooo:paragraph-rsid="001ab417"/>
    </style:style>
    <style:style style:name="P28" style:family="paragraph" style:parent-style-name="Heading_20_2">
      <style:text-properties officeooo:rsid="001ab417" officeooo:paragraph-rsid="001ab417"/>
    </style:style>
    <style:style style:name="P29" style:family="paragraph" style:parent-style-name="Heading_20_2">
      <style:text-properties officeooo:rsid="001ef975" officeooo:paragraph-rsid="001ef975"/>
    </style:style>
    <style:style style:name="P30" style:family="paragraph" style:parent-style-name="Text_20_body" style:list-style-name="L1">
      <style:text-properties officeooo:rsid="0024346d" officeooo:paragraph-rsid="0024346d"/>
    </style:style>
    <style:style style:name="P31" style:family="paragraph" style:parent-style-name="Text_20_body" style:list-style-name="L1">
      <style:text-properties officeooo:rsid="00248106" officeooo:paragraph-rsid="00248106"/>
    </style:style>
    <style:style style:name="P32" style:family="paragraph" style:parent-style-name="Text_20_body">
      <style:text-properties officeooo:rsid="00189d4b" officeooo:paragraph-rsid="00189d4b"/>
    </style:style>
    <style:style style:name="P33" style:family="paragraph" style:parent-style-name="Text_20_body">
      <style:text-properties officeooo:paragraph-rsid="00354b9b"/>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93051"/>
    </style:style>
    <style:style style:name="T9" style:family="text">
      <style:text-properties officeooo:rsid="002f1387"/>
    </style:style>
    <style:style style:name="T10" style:family="text">
      <style:text-properties officeooo:rsid="003245d5"/>
    </style:style>
    <style:style style:name="T11" style:family="text">
      <style:text-properties officeooo:rsid="00354b9b"/>
    </style:style>
    <style:style style:name="T12" style:family="text">
      <style:text-properties style:font-name="Carlito" fo:font-size="11pt" officeooo:rsid="00354b9b" style:font-size-asian="10.5pt"/>
    </style:style>
    <style:style style:name="T13" style:family="text">
      <style:text-properties officeooo:rsid="00371f8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Funktionen Rückgängig und Wiederholen</text:subject></text:p>
      <text:p text:style-name="Text_20_body"/>
      <text:p text:style-name="P5">Anforderungen, Entwurf <text:span text:style-name="T2">und Implementierung</text:span></text:p>
      <text:p text:style-name="P6"/>
      <text:p text:style-name="P6"/>
      <text:p text:style-name="P6"/>
      <text:p text:style-name="P6"/>
      <text:p text:style-name="P6"/>
      <text:p text:style-name="P6"/>
      <text:p text:style-name="P6"/>
      <text:p text:style-name="P6"/>
      <text:p text:style-name="P6"/>
      <text:p text:style-name="P6">Version <text:editing-cycles>9</text:editing-cycles><text:s/>vom <text:date style:data-style-name="N30" text:date-value="2018-10-31T13:36:34.420000305" text:fixed="true">31.10.18</text:date></text:p>
      <text:p text:style-name="P6"/>
      <table:table table:name="Tabelle1" table:style-name="Tabelle1">
        <table:table-column table:style-name="Tabelle1.A"/>
        <table:table-column table:style-name="Tabelle1.B"/>
        <table:table-row table:style-name="TableLine94409002722112">
          <table:table-cell table:style-name="Tabelle1.A1" office:value-type="string">
            <text:p text:style-name="P19">Autor</text:p>
          </table:table-cell>
          <table:table-cell table:style-name="Tabelle1.B1" office:value-type="string">
            <text:p text:style-name="P17"><text:initial-creator>Carsten Huber</text:initial-creator></text:p>
          </table:table-cell>
        </table:table-row>
        <table:table-row table:style-name="TableLine94409002735216">
          <table:table-cell table:style-name="Tabelle1.A2" office:value-type="string">
            <text:p text:style-name="P19">Status</text:p>
          </table:table-cell>
          <table:table-cell table:style-name="Tabelle1.B2" office:value-type="string">
            <text:p text:style-name="P18">In Bearbeitung <text:s/><text:span text:style-name="T1">(In Bearbeitung/Geprüft/Veröffentlicht)</text:span></text:p>
          </table:table-cell>
        </table:table-row>
        <table:table-row table:style-name="TableLine94409002739920">
          <table:table-cell table:style-name="Tabelle1.A2" office:value-type="string">
            <text:p text:style-name="P19">Herausgeber</text:p>
          </table:table-cell>
          <table:table-cell table:style-name="Tabelle1.B3" office:value-type="string">
            <text:p text:style-name="P18">Huber Softwaretechnik</text:p>
            <text:p text:style-name="P18">© 2018 Carsten Huber</text:p>
          </table:table-cell>
        </table:table-row>
      </table:table>
      <text:p text:style-name="P25"><text:soft-page-break/>Änderungshistorie</text:p>
      <table:table table:name="Tabelle2" table:style-name="Tabelle2">
        <table:table-column table:style-name="Tabelle2.A"/>
        <table:table-column table:style-name="Tabelle2.B"/>
        <table:table-column table:style-name="Tabelle2.C"/>
        <table:table-row table:style-name="TableLine94409002743200">
          <table:table-cell table:style-name="Tabelle2.A1" office:value-type="string">
            <text:p text:style-name="P20">Version</text:p>
          </table:table-cell>
          <table:table-cell table:style-name="Tabelle2.A1" office:value-type="string">
            <text:p text:style-name="P20">Datum</text:p>
          </table:table-cell>
          <table:table-cell table:style-name="Tabelle2.C1" office:value-type="string">
            <text:p text:style-name="P20">Kommentar</text:p>
          </table:table-cell>
        </table:table-row>
        <table:table-row table:style-name="TableLine94409002759056">
          <table:table-cell table:style-name="Tabelle2.A6" office:value-type="string">
            <text:p text:style-name="P23">1</text:p>
          </table:table-cell>
          <table:table-cell table:style-name="Tabelle2.B2" office:value-type="string">
            <text:p text:style-name="P23">31.10.2018</text:p>
          </table:table-cell>
          <table:table-cell table:style-name="Tabelle2.C2" office:value-type="string">
            <text:p text:style-name="P23">Dokument erstellt</text:p>
          </table:table-cell>
        </table:table-row>
        <table:table-row table:style-name="TableLine94409002761248">
          <table:table-cell table:style-name="Tabelle2.A6" office:value-type="string">
            <text:p text:style-name="P17"/>
          </table:table-cell>
          <table:table-cell table:style-name="Tabelle2.B3" office:value-type="string">
            <text:p text:style-name="P17"/>
          </table:table-cell>
          <table:table-cell table:style-name="Tabelle2.C3" office:value-type="string">
            <text:p text:style-name="P17"/>
          </table:table-cell>
        </table:table-row>
        <table:table-row table:style-name="TableLine94409002763008">
          <table:table-cell table:style-name="Tabelle2.A6" office:value-type="string">
            <text:p text:style-name="P17"/>
          </table:table-cell>
          <table:table-cell table:style-name="Tabelle2.B4" office:value-type="string">
            <text:p text:style-name="P17"/>
          </table:table-cell>
          <table:table-cell table:style-name="Tabelle2.C4" office:value-type="string">
            <text:p text:style-name="P17"/>
          </table:table-cell>
        </table:table-row>
        <table:table-row table:style-name="TableLine94409002765024">
          <table:table-cell table:style-name="Tabelle2.A6" office:value-type="string">
            <text:p text:style-name="P17"/>
          </table:table-cell>
          <table:table-cell table:style-name="Tabelle2.B5" office:value-type="string">
            <text:p text:style-name="P17"/>
          </table:table-cell>
          <table:table-cell table:style-name="Tabelle2.C5" office:value-type="string">
            <text:p text:style-name="P17"/>
          </table:table-cell>
        </table:table-row>
        <table:table-row table:style-name="TableLine94409002767152">
          <table:table-cell table:style-name="Tabelle2.A6" office:value-type="string">
            <text:p text:style-name="P17"/>
          </table:table-cell>
          <table:table-cell table:style-name="Tabelle2.B6" office:value-type="string">
            <text:p text:style-name="P17"/>
          </table:table-cell>
          <table:table-cell table:style-name="Tabelle2.C6" office:value-type="string">
            <text:p text:style-name="P17"/>
          </table:table-cell>
        </table:table-row>
      </table:table>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Inhaltsverzeichnis</text:p>
          </text:index-title>
          <text:p text:style-name="P16"><text:a xlink:type="simple" xlink:href="#__RefHeading___Toc133_3548670505" text:style-name="Index_20_Link" text:visited-style-name="Index_20_Link"><text:s/>1 <text:s/>Einführung<text:tab/>4</text:a></text:p>
          <text:p text:style-name="P15"><text:a xlink:type="simple" xlink:href="#__RefHeading___Toc135_3548670505" text:style-name="Index_20_Link" text:visited-style-name="Index_20_Link"><text:s/>1.1 <text:s/>Dokumentstruktur<text:tab/>4</text:a></text:p>
          <text:p text:style-name="P15"><text:a xlink:type="simple" xlink:href="#__RefHeading___Toc147_3548670505" text:style-name="Index_20_Link" text:visited-style-name="Index_20_Link"><text:s/>1.2 <text:s/>Terminologie<text:tab/>4</text:a></text:p>
          <text:p text:style-name="P15"><text:a xlink:type="simple" xlink:href="#__RefHeading___Toc207_3548670505" text:style-name="Index_20_Link" text:visited-style-name="Index_20_Link"><text:s/>1.3 <text:s/>Referenzen<text:tab/>4</text:a></text:p>
          <text:p text:style-name="P15"><text:a xlink:type="simple" xlink:href="#__RefHeading___Toc209_3548670505" text:style-name="Index_20_Link" text:visited-style-name="Index_20_Link"><text:s/>1.4 <text:s/>Abkürzungen<text:tab/>5</text:a></text:p>
          <text:p text:style-name="P15"><text:a xlink:type="simple" xlink:href="#__RefHeading___Toc211_3548670505" text:style-name="Index_20_Link" text:visited-style-name="Index_20_Link"><text:s/>1.5 <text:s/>Glossar<text:tab/>5</text:a></text:p>
          <text:p text:style-name="P16"><text:a xlink:type="simple" xlink:href="#__RefHeading___Toc149_3548670505" text:style-name="Index_20_Link" text:visited-style-name="Index_20_Link"><text:s/>2 <text:s/>Anforderungen<text:tab/>6</text:a></text:p>
          <text:p text:style-name="P15"><text:a xlink:type="simple" xlink:href="#__RefHeading___Toc171_3548670505" text:style-name="Index_20_Link" text:visited-style-name="Index_20_Link"><text:s/>2.1 <text:s/>Ideensammlung<text:tab/>6</text:a></text:p>
          <text:p text:style-name="P15"><text:a xlink:type="simple" xlink:href="#__RefHeading___Toc151_3548670505" text:style-name="Index_20_Link" text:visited-style-name="Index_20_Link"><text:s/>2.2 <text:s/>Funktionale Anforderungen<text:tab/>6</text:a></text:p>
          <text:p text:style-name="P15"><text:a xlink:type="simple" xlink:href="#__RefHeading___Toc153_3548670505" text:style-name="Index_20_Link" text:visited-style-name="Index_20_Link"><text:s/>2.3 <text:s/>Nicht funktionale Anforderungen<text:tab/>6</text:a></text:p>
          <text:p text:style-name="P15"><text:a xlink:type="simple" xlink:href="#__RefHeading___Toc173_3548670505" text:style-name="Index_20_Link" text:visited-style-name="Index_20_Link"><text:s/>2.4 <text:s/>Allgemeine Testanforderungen<text:tab/>6</text:a></text:p>
          <text:p text:style-name="P16"><text:a xlink:type="simple" xlink:href="#__RefHeading___Toc155_3548670505" text:style-name="Index_20_Link" text:visited-style-name="Index_20_Link"><text:s/>3 <text:s/>Entwurf<text:tab/>7</text:a></text:p>
          <text:p text:style-name="P15"><text:a xlink:type="simple" xlink:href="#__RefHeading___Toc175_3548670505" text:style-name="Index_20_Link" text:visited-style-name="Index_20_Link"><text:s/>3.1 <text:s/>Architektur<text:tab/>7</text:a></text:p>
          <text:p text:style-name="P15"><text:a xlink:type="simple" xlink:href="#__RefHeading___Toc177_3548670505" text:style-name="Index_20_Link" text:visited-style-name="Index_20_Link"><text:s/>3.2 <text:s/>Feinentwurf<text:tab/>7</text:a></text:p>
          <text:p text:style-name="P16"><text:a xlink:type="simple" xlink:href="#__RefHeading___Toc262_3548670505" text:style-name="Index_20_Link" text:visited-style-name="Index_20_Link"><text:s/>4 <text:s/>Implementierung<text:tab/>8</text:a></text:p>
        </text:index-body>
      </text:table-of-content>
      <text:p text:style-name="P6"/>
      <text:list xml:id="list3959663166" text:style-name="Outline">
        <text:list-item>
          <text:h text:style-name="P27" text:outline-level="1"><text:bookmark-start text:name="__RefHeading___Toc133_3548670505"/>Einführung<text:bookmark-end text:name="__RefHeading___Toc133_3548670505"/></text:h>
        </text:list-item>
      </text:list>
      <text:p text:style-name="P10">Dieses Dokument beschreibt funktionale und nicht funktionale Anforderungen, sowie den Entwurf <text:span text:style-name="T3">und die Implementierung der Funktionen Rückgängig/Wiederholen des</text:span> Projekt<text:span text:style-name="T3">s</text:span> <text:title>ViraquchaUML</text:title>.</text:p>
      <text:list xml:id="list141408782987128" text:continue-numbering="true" text:style-name="Outline">
        <text:list-item>
          <text:list>
            <text:list-item>
              <text:h text:style-name="P28" text:outline-level="2"><text:bookmark-start text:name="__RefHeading___Toc135_3548670505"/>Dokumentstruktur<text:bookmark-end text:name="__RefHeading___Toc135_3548670505"/></text:h>
            </text:list-item>
          </text:list>
        </text:list-item>
      </text:list>
      <text:p text:style-name="P13">Abschnitt 1 (Seite <text:bookmark-ref text:reference-format="page" text:ref-name="__RefHeading___Toc133_3548670505">4</text:bookmark-ref>) dieses Dokumentes gibt einen Überblick über das Projekt. Außerdem werden <text:span text:style-name="T10">für das P</text:span>rojekt relevante Dokumente aufgezählt, sowie eine Zusammenstellung der im Dokument verwendeten Abkürzungen und Begriffe gegeben.</text:p>
      <text:p text:style-name="P13">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3">Abschnitt 3 (Seite <text:bookmark-ref text:reference-format="page" text:ref-name="__RefHeading___Toc155_3548670505">7</text:bookmark-ref>) enthält den Entwurf der Komponenten des Projektes.</text:p>
      <text:p text:style-name="P13">Abschnitt 4 (Seite <text:bookmark-ref text:reference-format="page" text:ref-name="__RefHeading___Toc262_3548670505">8</text:bookmark-ref>) geht schließlich noch auf Details der Implementierung des Projektes ein.</text:p>
      <text:list xml:id="list141408790591243" text:continue-numbering="true" text:style-name="Outline">
        <text:list-item>
          <text:list>
            <text:list-item>
              <text:h text:style-name="P29" text:outline-level="2"><text:bookmark-start text:name="__RefHeading___Toc147_3548670505"/>Terminologie<text:bookmark-end text:name="__RefHeading___Toc147_3548670505"/></text:h>
            </text:list-item>
          </text:list>
        </text:list-item>
      </text:list>
      <text:p text:style-name="P12">In diesem Dokument wird folgende Terminologie verwendet:</text:p>
      <text:list xml:id="list2781022762" text:style-name="L1">
        <text:list-item>
          <text:p text:style-name="P30">Die Verwendung von „muss“ im Text beschreibt eine Anforderung, die erfüllt werden muss.</text:p>
        </text:list-item>
        <text:list-item>
          <text:p text:style-name="P30">Die Verwendung von „sollte“ drückt eine Empfehlung aus.</text:p>
        </text:list-item>
        <text:list-item>
          <text:p text:style-name="P30">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31">Die Verwendung von „kann“ verweist auf eine zulässige Praxis, die nicht als Anforderung gesehen wird.</text:p>
        </text:list-item>
      </text:list>
      <text:list xml:id="list141408268870775" text:continue-list="list141408790591243"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10">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10">[</text:span><text:span text:style-name="T5">Referenz</text:span><text:span text:style-name="T10">]</text:span><text:span text:style-name="T5">“ angegeben werden. Ausschließliche Großschreibung ist nicht erforderlich.</text:span></text:p>
      <text:p text:style-name="P10"/>
      <table:table table:name="Tabelle3" table:style-name="Tabelle3">
        <table:table-column table:style-name="Tabelle3.A"/>
        <table:table-column table:style-name="Tabelle3.B"/>
        <text:soft-page-break/>
        <table:table-row table:style-name="TableLine94409002836832">
          <table:table-cell table:style-name="Tabelle3.A1" office:value-type="string">
            <text:p text:style-name="P21">Referenz</text:p>
          </table:table-cell>
          <table:table-cell table:style-name="Tabelle3.B1" office:value-type="string">
            <text:p text:style-name="P21">Dokument</text:p>
          </table:table-cell>
        </table:table-row>
        <table:table-row table:style-name="TableLine94409001863952">
          <table:table-cell table:style-name="Tabelle3.A6" office:value-type="string">
            <text:p text:style-name="P24">REF</text:p>
          </table:table-cell>
          <table:table-cell table:style-name="Tabelle3.B6" office:value-type="string">
            <text:p text:style-name="P17"/>
          </table:table-cell>
        </table:table-row>
        <table:table-row table:style-name="TableLine94409001865008">
          <table:table-cell table:style-name="Tabelle3.A6" office:value-type="string">
            <text:p text:style-name="P17"/>
          </table:table-cell>
          <table:table-cell table:style-name="Tabelle3.B6" office:value-type="string">
            <text:p text:style-name="P17"/>
          </table:table-cell>
        </table:table-row>
        <table:table-row table:style-name="TableLine94409001865536">
          <table:table-cell table:style-name="Tabelle3.A6" office:value-type="string">
            <text:p text:style-name="P17"/>
          </table:table-cell>
          <table:table-cell table:style-name="Tabelle3.B6" office:value-type="string">
            <text:p text:style-name="P17"/>
          </table:table-cell>
        </table:table-row>
        <table:table-row table:style-name="TableLine94409001866336">
          <table:table-cell table:style-name="Tabelle3.A6" office:value-type="string">
            <text:p text:style-name="P17"/>
          </table:table-cell>
          <table:table-cell table:style-name="Tabelle3.B6" office:value-type="string">
            <text:p text:style-name="P17"/>
          </table:table-cell>
        </table:table-row>
        <table:table-row table:style-name="TableLine94409001867136">
          <table:table-cell table:style-name="Tabelle3.A6" office:value-type="string">
            <text:p text:style-name="P17"/>
          </table:table-cell>
          <table:table-cell table:style-name="Tabelle3.B6" office:value-type="string">
            <text:p text:style-name="P17"/>
          </table:table-cell>
        </table:table-row>
      </table:table>
      <text:p text:style-name="P10"/>
      <text:list xml:id="list141409278626925"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10">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style-name="TableLine94409001867808">
          <table:table-cell table:style-name="Tabelle4.A1" office:value-type="string">
            <text:p text:style-name="P22">Abkürzung</text:p>
          </table:table-cell>
          <table:table-cell table:style-name="Tabelle4.B1" office:value-type="string">
            <text:p text:style-name="P22">Bedeutung</text:p>
          </table:table-cell>
        </table:table-row>
        <table:table-row table:style-name="TableLine94409001875088">
          <table:table-cell table:style-name="Tabelle4.A2" office:value-type="string">
            <text:p text:style-name="P17"/>
          </table:table-cell>
          <table:table-cell table:style-name="Tabelle4.B2" office:value-type="string">
            <text:p text:style-name="P17"/>
          </table:table-cell>
        </table:table-row>
      </table:table>
      <text:p text:style-name="P10"/>
      <text:list xml:id="list141408610703311"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2">Hier werden im Dokument verwendete Begriffe erläutert, sofern sie nicht bereits in den referenzierten Dokumenten beschrieben sind (siehe <text:span text:style-name="T8">Kapitel </text:span><text:span text:style-name="T8"><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409001876368">
          <table:table-cell table:style-name="Tabelle5.A1" office:value-type="string">
            <text:p text:style-name="P22">Begriff</text:p>
          </table:table-cell>
          <table:table-cell table:style-name="Tabelle5.B1" office:value-type="string">
            <text:p text:style-name="P22">Bedeutung</text:p>
          </table:table-cell>
        </table:table-row>
        <table:table-row table:style-name="TableLine94409001882256">
          <table:table-cell table:style-name="Tabelle5.A2" office:value-type="string">
            <text:p text:style-name="P17"/>
          </table:table-cell>
          <table:table-cell table:style-name="Tabelle5.B2" office:value-type="string">
            <text:p text:style-name="P17"/>
          </table:table-cell>
        </table:table-row>
      </table:table>
      <text:p text:style-name="P12"/>
      <text:p text:style-name="P12"/>
      <text:list xml:id="list141409150310980" text:continue-numbering="true" text:style-name="Outline">
        <text:list-item>
          <text:h text:style-name="P26"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14">Bei der Implementierung der Rückgängig/Wiederholen-Funktion für ViraquchaUML stellt sich folgendes Problem: weil die Diagramme unabhängig von der Projektansicht sind und ein UML-Element daher auch auf mehreren Diagrammen abgebildet sein kann, würde eine globale Rückgängig/Wiederholen-Funktion unerwünschte Nebeneffekte haben: wird z.B. ein neues Element über die Toolbar in einem Diagramm erstellt und danach per Drag&amp;Drop aus dem Projektbaum in andere Diagramme eingefügt, ... <text:span text:style-name="T9">würde für jede Einfügeoperation ein eigenes UndoCommand-Objekt erzeugt werden, welches dann problemlos wieder rückgängig gemacht werden kann. Ist das wirklich ein Problem??</text:span></text:p>
      <text:list xml:id="list141408921844860"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item>
          </text:list>
        </text:list-item>
      </text:list>
      <text:p text:style-name="P14">RQ0001: </text:p>
      <text:list xml:id="list141408844252269"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item>
          </text:list>
        </text:list-item>
      </text:list>
      <text:p text:style-name="P8">Hier erscheinen nicht funktionale Anforderungen.</text:p>
      <text:list xml:id="list141409282044771"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8">Hier wird beschrieben, wie die Ergebnisse des Projekts getestet werden sollen.</text:p>
      <text:p text:style-name="P8"/>
      <text:list xml:id="list141407546853827" text:continue-numbering="true" text:style-name="Outline">
        <text:list-item>
          <text:h text:style-name="P26"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9">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41407888211085"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9">Hier werden die einzelnen Klassen der zuvor vorgestellten Architektur erläutert und weiter ausgebaut. Des weiteren wird die Benutzungsoberfläche (falls vorhanden) möglichst detailliert beschrieben. Hierzu sollten ebenfalls Bilder und Diagramme verwendet werden.</text:p>
      <text:p text:style-name="P33"><text:span text:style-name="T11">TODO: Es wird eine Basisklasse für alle Undo/Redo-Kommandos von ViraquchaUML geben, die von Q</text:span><text:span text:style-name="T12">U</text:span><text:span text:style-name="T11">ndoCommand in Form eines Templates abgeleitet ist. Die Basisklasse serialisiert das übergebene UmlElement-Objekt in eine Zeichenkette und speichert diese. Damit sind alle Eigenschaften des Objekts gesichert, und es kann jederzeit wieder hergestellt werden, </text:span><text:span text:style-name="T13">auch wenn es bereits aus dem Projekt entfernt wurde</text:span><text:span text:style-name="T11">. </text:span></text:p>
      <text:list xml:id="list141407936095717" text:continue-numbering="true" text:style-name="Outline">
        <text:list-item>
          <text:h text:style-name="P26" text:outline-level="1"><text:bookmark-start text:name="__RefHeading___Toc262_3548670505"/>Implementierung<text:bookmark-end text:name="__RefHeading___Toc262_3548670505"/></text:h>
        </text:list-item>
      </text:list>
      <text:p text:style-name="P11">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title>ViraquchaUML</text:title><text:s/>- <text:subject>Funktionen Rückgängig und Wiederholen</text:subject></text:p>
      </style:header>
      <loext:header-first>
        <text:p text:style-name="MP1"/>
      </loext:header-first>
      <style:footer>
        <text:p text:style-name="MP2"><text:tab/><text:tab/><text:page-number text:select-page="current">7</text:page-number></text:p>
      </style:footer>
      <style:footer-left>
        <text:p text:style-name="MP3"><text:page-number text:select-page="current">8</text:page-number></text:p>
      </style:footer-left>
      <loext:footer-first>
        <text:p text:style-name="MP2"><text:tab/><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31T13:36:34.919000000</meta:creation-date>
    <dc:title>ViraquchaUML</dc:title>
    <meta:generator>LibreOffice/6.4.7.2$Linux_X86_64 LibreOffice_project/40$Build-2</meta:generator>
    <meta:editing-duration>PT47M13S</meta:editing-duration>
    <meta:editing-cycles>9</meta:editing-cycles>
    <dc:subject>Funktionen Rückgängig und Wiederholen</dc:subject>
    <meta:initial-creator>Carsten Huber</meta:initial-creator>
    <dc:date>2022-02-08T14:13:20.486151684</dc:date>
    <meta:document-statistic meta:table-count="5" meta:image-count="0" meta:object-count="0" meta:page-count="8" meta:paragraph-count="81" meta:word-count="660" meta:character-count="5101" meta:non-whitespace-character-count="4474"/>
    <meta:template xlink:type="simple" xlink:actuate="onRequest" xlink:title="Projektdokumentation" xlink:href="../../../../../../../C:/Users/Carsten/AppData/Roaming/LibreOffice/4/user/template/Projektdokumentation.ott" meta:date="2018-11-02T08:24:02.882000000"/>
  </office:meta>
</office:document-meta>
</file>